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cce1" officeooo:paragraph-rsid="001ccc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id most of the original behaviors that I set out to make, though there are discrepancies in the exact changes and reactions that the pest has, they are still all there. There is now, the possibility for the pest to die after a while, but I haven't seen it happen yet. So the pest is able to be happy, lonely, angry, exhausted, full, and dead. You can also feed the pest and pat the pest.</text:p>
      <text:p text:style-name="P1"/>
      <text:p text:style-name="P1">I don't remember if it was a requirement but I did add another function and button to the program so that you could feed the pest. If it was a requirement than I guess it all work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5:18:11.666000000</meta:creation-date>
    <dc:date>2015-11-24T15:22:42.392000000</dc:date>
    <meta:editing-duration>PT4M31S</meta:editing-duration>
    <meta:editing-cycles>1</meta:editing-cycles>
    <meta:document-statistic meta:table-count="0" meta:image-count="0" meta:object-count="0" meta:page-count="1" meta:paragraph-count="2" meta:word-count="114" meta:character-count="576" meta:non-whitespace-character-count="464"/>
    <meta:generator>LibreOffice/5.0.1.2$Windows_x86 LibreOffice_project/81898c9f5c0d43f3473ba111d7b351050be20261</meta:generator>
  </office:meta>
</office:document-meta>
</file>